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LowerCase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ssianLowerCaseFilter.RussianLowerCaseFilter( TokenStream in ,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